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4-2014</text:span></text:span></text:p>
      <text:p text:style-name="P14">ACTA DE INICIO DE PROCEDIMIENTO</text:p>
      <text:p text:style-name="P15"/>
      <text:p text:style-name="P16"><text:span text:style-name="T17">Siendo las (hora),del día veinte (20)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  </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4-2014</text:span><text:span text:style-name="T18"> </text:span><text:span text:style-name="T17">para la adquisición de </text:span><text:span text:style-name="T19">- 1 AVISOS PUBLICITARIOS  - 1/4 DE PÁGINA DE 3X16 EN ESCALA DE GRISES
<text:line-break/>- 1 CARTELES DE NOTIFICACIÓN DE 2X10 EN ESCALA DE GRISES
<text:line-break/>- 1 CARTELES DE NOTIFICACIÓN DE 2X15 EN ESCALA DE GRISES
<text:line-break/>- 1 CARTELES DE NOTIFICACIÓN DE 2X5 EN ESCALA DE GRISES
<text:line-break/>- 1 CARTELES DE NOTIFICACIÓN DE 4X10 EN ESCALA DE GRISES
<text:line-break/>- 1 CARTELES DE NOTIFICACIÓN DE 4X20 EN ESCALA DE GRISES
<text:line-break/>- 1 CARTELES DE NOTIFICACIÓN DE 6X8 EN ESCALA DE GRISES
<text:line-break/>- 1 OBITUARIOS - 1/4 DE PÁGINA DE 3X16 EN ESCALA DE GRISE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AVISOS PUBLICITARIOS  - 1/4 DE PÁGINA DE 3X16 EN ESCALA DE GRISES
<text:line-break/>- 1 CARTELES DE NOTIFICACIÓN DE 2X10 EN ESCALA DE GRISES
<text:line-break/>- 1 CARTELES DE NOTIFICACIÓN DE 2X15 EN ESCALA DE GRISES
<text:line-break/>- 1 CARTELES DE NOTIFICACIÓN DE 2X5 EN ESCALA DE GRISES
<text:line-break/>- 1 CARTELES DE NOTIFICACIÓN DE 4X10 EN ESCALA DE GRISES
<text:line-break/>- 1 CARTELES DE NOTIFICACIÓN DE 4X20 EN ESCALA DE GRISES
<text:line-break/>- 1 CARTELES DE NOTIFICACIÓN DE 6X8 EN ESCALA DE GRISES
<text:line-break/>- 1 OBITUARIOS - 1/4 DE PÁGINA DE 3X16 EN ESCALA DE GRISE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AVISOS PUBLICITARIOS  - 1/4 DE PÁGINA DE 3X16 EN ESCALA DE GRISES
<text:line-break/>- 1 CARTELES DE NOTIFICACIÓN DE 2X10 EN ESCALA DE GRISES
<text:line-break/>- 1 CARTELES DE NOTIFICACIÓN DE 2X15 EN ESCALA DE GRISES
<text:line-break/>- 1 CARTELES DE NOTIFICACIÓN DE 2X5 EN ESCALA DE GRISES
<text:line-break/>- 1 CARTELES DE NOTIFICACIÓN DE 4X10 EN ESCALA DE GRISES
<text:line-break/>- 1 CARTELES DE NOTIFICACIÓN DE 4X20 EN ESCALA DE GRISES
<text:line-break/>- 1 CARTELES DE NOTIFICACIÓN DE 6X8 EN ESCALA DE GRISES
<text:line-break/>- 1 OBITUARIOS - 1/4 DE PÁGINA DE 3X16 EN ESCALA DE GRISE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  </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